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_20__28_Web_29_">
      <style:paragraph-properties fo:margin-top="0cm" fo:margin-bottom="0cm" loext:contextual-spacing="false"/>
    </style:style>
    <style:style style:name="P2" style:family="paragraph" style:parent-style-name="Normal_20__28_Web_29_">
      <loext:graphic-properties draw:fill="solid" draw:fill-color="#ffffff" draw:opacity="100%"/>
      <style:paragraph-properties fo:margin-left="2.54cm" fo:margin-right="0cm" fo:margin-top="0cm" fo:margin-bottom="0cm" loext:contextual-spacing="false" fo:text-indent="0cm" style:auto-text-indent="false" fo:background-color="#ffffff" style:vertical-align="baseline">
        <style:tab-stops/>
      </style:paragraph-properties>
    </style:style>
    <style:style style:name="P3" style:family="paragraph" style:parent-style-name="Normal_20__28_Web_29_">
      <loext:graphic-properties draw:fill="solid" draw:fill-color="#ffffff" draw:opacity="100%"/>
      <style:paragraph-properties fo:margin-top="0cm" fo:margin-bottom="0.282cm" loext:contextual-spacing="false" fo:background-color="#ffffff" style:vertical-align="baseline"/>
    </style:style>
    <style:style style:name="P4" style:family="paragraph" style:parent-style-name="Normal_20__28_Web_29_">
      <loext:graphic-properties draw:fill="solid" draw:fill-color="#ffffff" draw:opacity="100%"/>
      <style:paragraph-properties fo:margin-top="0cm" fo:margin-bottom="0.282cm" loext:contextual-spacing="false" fo:background-color="#ffffff" style:vertical-align="baseline"/>
      <style:text-properties fo:color="#6c6c6c" style:font-name="Arial" fo:font-size="10.5pt" fo:font-weight="bold" style:font-size-asian="10.5pt" style:font-weight-asian="bold" style:font-name-complex="Arial" style:font-size-complex="10.5pt" style:font-weight-complex="bold"/>
    </style:style>
    <style:style style:name="P5"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0.5pt" fo:font-weight="bold" style:font-size-asian="10.5pt" style:font-weight-asian="bold" style:font-name-complex="Arial" style:font-size-complex="10.5pt" style:font-weight-complex="bold"/>
    </style:style>
    <style:style style:name="P6"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style:font-size-asian="11pt" style:font-weight-asian="bold" style:font-name-complex="Arial" style:font-size-complex="11pt" style:font-weight-complex="bold"/>
    </style:style>
    <style:style style:name="P7"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0cfcd0" officeooo:paragraph-rsid="0018555c" style:font-size-asian="11pt" style:font-weight-asian="bold" style:font-name-complex="Arial" style:font-size-complex="11pt" style:font-weight-complex="bold"/>
    </style:style>
    <style:style style:name="P8"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0e04ca" officeooo:paragraph-rsid="0018555c" style:font-size-asian="11pt" style:font-weight-asian="bold" style:font-name-complex="Arial" style:font-size-complex="11pt" style:font-weight-complex="bold"/>
    </style:style>
    <style:style style:name="P9" style:family="paragraph" style:parent-style-name="Normal_20__28_Web_29_">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2e5fd9" officeooo:paragraph-rsid="002e5fd9" style:font-size-asian="11pt" style:font-weight-asian="bold" style:font-name-complex="Arial" style:font-size-complex="11pt" style:font-weight-complex="bold"/>
    </style:style>
    <style:style style:name="P10" style:family="paragraph" style:parent-style-name="Normal">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1e16e1" officeooo:paragraph-rsid="002002d1" style:font-size-asian="11pt" style:font-weight-asian="bold" style:font-name-complex="Arial" style:font-size-complex="11pt" style:font-weight-complex="bold"/>
    </style:style>
    <style:style style:name="P11" style:family="paragraph" style:parent-style-name="Normal">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1e16e1" officeooo:paragraph-rsid="002475f1" style:font-size-asian="11pt" style:font-weight-asian="bold" style:font-name-complex="Arial" style:font-size-complex="11pt" style:font-weight-complex="bold"/>
    </style:style>
    <style:style style:name="P12" style:family="paragraph" style:parent-style-name="Normal">
      <loext:graphic-properties draw:fill="solid" draw:fill-color="#ffffff" draw:opacity="100%"/>
      <style:paragraph-properties fo:margin-left="0cm" fo:margin-right="0cm" fo:margin-top="0cm" fo:margin-bottom="0.282cm" loext:contextual-spacing="false" fo:line-height="107%" fo:hyphenation-ladder-count="no-limit" fo:text-indent="1.249cm" style:auto-text-indent="false" fo:background-color="#ffffff" style:vertical-align="auto"/>
      <style:text-properties fo:color="#6c6c6c" style:font-name="Arial" fo:font-size="11pt" fo:font-weight="bold" officeooo:rsid="001e16e1" officeooo:paragraph-rsid="0025212a" style:font-size-asian="11pt" style:font-weight-asian="bold" style:font-name-complex="Arial" style:font-size-complex="11pt" style:font-weight-complex="bold" fo:hyphenate="false"/>
    </style:style>
    <style:style style:name="P13" style:family="paragraph" style:parent-style-name="Normal">
      <style:text-properties officeooo:paragraph-rsid="0025212a"/>
    </style:style>
    <style:style style:name="P14" style:family="paragraph" style:parent-style-name="Normal">
      <style:text-properties fo:color="#59c5c7" fo:font-size="14pt" officeooo:rsid="002e983b" officeooo:paragraph-rsid="002e983b" style:font-size-asian="14pt" style:font-size-complex="14pt"/>
    </style:style>
    <style:style style:name="P15" style:family="paragraph" style:parent-style-name="Normal">
      <style:text-properties fo:color="#59c5c7" fo:font-size="15pt" officeooo:paragraph-rsid="002f5404" style:font-size-asian="15pt" style:font-size-complex="15pt"/>
    </style:style>
    <style:style style:name="P16" style:family="paragraph" style:parent-style-name="Normal">
      <style:paragraph-properties fo:margin-left="0cm" fo:margin-right="0cm" fo:text-indent="0.635cm" style:auto-text-indent="false"/>
      <style:text-properties officeooo:paragraph-rsid="0025212a"/>
    </style:style>
    <style:style style:name="P17" style:family="paragraph" style:parent-style-name="Normal">
      <style:paragraph-properties fo:margin-left="0.63cm" fo:margin-right="0cm" fo:text-indent="0.619cm" style:auto-text-indent="false">
        <style:tab-stops/>
      </style:paragraph-properties>
      <style:text-properties officeooo:rsid="0025212a" officeooo:paragraph-rsid="0025212a"/>
    </style:style>
    <style:style style:name="P18" style:family="paragraph" style:parent-style-name="Normal">
      <style:paragraph-properties fo:break-before="page"/>
      <style:text-properties fo:color="#59c5c7" fo:font-size="14pt" officeooo:rsid="002e983b" officeooo:paragraph-rsid="002e983b" style:font-size-asian="14pt" style:font-size-complex="14pt"/>
    </style:style>
    <style:style style:name="P19" style:family="paragraph" style:parent-style-name="Normal_20__28_Web_29_">
      <style:paragraph-properties fo:margin-left="1.27cm" fo:margin-right="0cm" fo:margin-top="0cm" fo:margin-bottom="0cm" loext:contextual-spacing="false" fo:text-indent="0cm" style:auto-text-indent="false" style:vertical-align="baseline">
        <style:tab-stops/>
      </style:paragraph-properties>
      <style:text-properties fo:color="#6c6c6c" style:font-name="Arial" fo:font-size="11pt" fo:font-weight="bold" style:font-size-asian="11pt" style:font-weight-asian="bold" style:font-name-complex="Arial" style:font-size-complex="11pt" style:font-weight-complex="bold"/>
    </style:style>
    <style:style style:name="P20" style:family="paragraph" style:parent-style-name="Paragraphe_20_de_20_liste">
      <style:paragraph-properties fo:margin-left="0cm" fo:margin-right="0cm" fo:text-indent="0cm" style:auto-text-indent="false"/>
      <style:text-properties fo:color="#000000" fo:font-size="11pt" fo:font-style="normal" officeooo:rsid="0031f936" officeooo:paragraph-rsid="0031f936" style:font-size-asian="11pt" style:font-style-asian="normal" style:font-size-complex="11pt" style:font-style-complex="normal"/>
    </style:style>
    <style:style style:name="P21" style:family="paragraph" style:parent-style-name="Normal" style:list-style-name="L1">
      <style:text-properties officeooo:rsid="0026ac03" officeooo:paragraph-rsid="0028e446"/>
    </style:style>
    <style:style style:name="P22" style:family="paragraph" style:parent-style-name="Normal" style:list-style-name="L2">
      <style:text-properties officeooo:paragraph-rsid="002f5404"/>
    </style:style>
    <style:style style:name="P23" style:family="paragraph" style:parent-style-name="Normal" style:list-style-name="L2">
      <style:text-properties officeooo:rsid="0028e446" officeooo:paragraph-rsid="0028e446"/>
    </style:style>
    <style:style style:name="P24" style:family="paragraph" style:parent-style-name="Normal" style:list-style-name="L2">
      <style:text-properties officeooo:rsid="002d3326" officeooo:paragraph-rsid="002d3326"/>
    </style:style>
    <style:style style:name="P25" style:family="paragraph" style:parent-style-name="Normal" style:list-style-name="L2">
      <style:text-properties fo:font-style="normal" officeooo:rsid="002b9707" officeooo:paragraph-rsid="002b9707" style:font-style-asian="normal" style:font-style-complex="normal"/>
    </style:style>
    <style:style style:name="P26" style:family="paragraph" style:parent-style-name="Normal">
      <style:text-properties fo:font-style="normal" officeooo:rsid="002b9707" officeooo:paragraph-rsid="002e983b" style:font-style-asian="normal" style:font-style-complex="normal"/>
    </style:style>
    <style:style style:name="P27" style:family="paragraph" style:parent-style-name="Normal" style:list-style-name="L2">
      <style:text-properties fo:font-style="normal" officeooo:rsid="002d3326" officeooo:paragraph-rsid="002d3326" style:font-style-asian="normal" style:font-style-complex="normal"/>
    </style:style>
    <style:style style:name="P28" style:family="paragraph" style:parent-style-name="Standard">
      <style:paragraph-properties fo:margin-left="0cm" fo:margin-right="0cm" fo:text-indent="0cm" style:auto-text-indent="false"/>
      <style:text-properties fo:color="#000000" fo:font-size="11pt" fo:font-style="normal" officeooo:rsid="00084edd" officeooo:paragraph-rsid="003518f3" style:font-size-asian="11pt" style:font-style-asian="normal" style:font-size-complex="11pt" style:font-style-complex="normal"/>
    </style:style>
    <style:style style:name="P29" style:family="paragraph" style:parent-style-name="Standard">
      <style:text-properties officeooo:rsid="0006ff4d" officeooo:paragraph-rsid="003518f3"/>
    </style:style>
    <style:style style:name="P30" style:family="paragraph" style:parent-style-name="Standard">
      <style:text-properties officeooo:rsid="00084edd" officeooo:paragraph-rsid="003518f3"/>
    </style:style>
    <style:style style:name="P31" style:family="paragraph" style:parent-style-name="Heading_20_1" style:list-style-name="L1"/>
    <style:style style:name="P32" style:family="paragraph" style:parent-style-name="Heading_20_1" style:list-style-name="L1" style:master-page-name="MP0">
      <style:paragraph-properties style:page-number="auto" fo:break-before="page"/>
    </style:style>
    <style:style style:name="P33" style:family="paragraph" style:parent-style-name="Heading_20_1" style:list-style-name="L1">
      <style:paragraph-properties fo:margin-top="0cm" fo:margin-bottom="0cm" loext:contextual-spacing="false" style:vertical-align="baseline">
        <style:tab-stops/>
      </style:paragraph-properties>
      <style:text-properties fo:color="#6c6c6c" style:font-name="Arial" fo:font-size="11pt" fo:font-weight="bold" officeooo:paragraph-rsid="002b9707" style:font-size-asian="11pt" style:font-weight-asian="bold" style:font-name-complex="Arial" style:font-size-complex="11pt" style:font-weight-complex="bold"/>
    </style:style>
    <style:style style:name="P34" style:family="paragraph" style:parent-style-name="Heading_20_1" style:list-style-name="L1">
      <loext:graphic-properties draw:fill="solid" draw:fill-color="#ffffff" draw:opacity="100%"/>
      <style:paragraph-properties fo:margin-left="0cm" fo:margin-right="0cm" fo:margin-top="0cm" fo:margin-bottom="0.282cm" loext:contextual-spacing="false" fo:text-indent="1.249cm" style:auto-text-indent="false" fo:background-color="#ffffff" style:vertical-align="baseline"/>
      <style:text-properties fo:color="#6c6c6c" style:font-name="Arial" fo:font-size="11pt" fo:font-weight="bold" officeooo:rsid="001e16e1" officeooo:paragraph-rsid="001e16e1" style:font-size-asian="11pt" style:font-weight-asian="bold" style:font-name-complex="Arial" style:font-size-complex="11pt" style:font-weight-complex="bold"/>
    </style:style>
    <style:style style:name="P35" style:family="paragraph" style:parent-style-name="Normal_20__28_Web_29_" style:list-style-name="L3">
      <style:paragraph-properties fo:margin-top="0cm" fo:margin-bottom="0cm" loext:contextual-spacing="false" style:vertical-align="baseline"/>
    </style:style>
    <style:style style:name="P36" style:family="paragraph" style:parent-style-name="Normal_20__28_Web_29_" style:list-style-name="L4">
      <loext:graphic-properties draw:fill="solid" draw:fill-color="#ffffff" draw:opacity="100%"/>
      <style:paragraph-properties fo:margin-left="1.94cm" fo:margin-right="0cm" fo:margin-top="0cm" fo:margin-bottom="0cm" loext:contextual-spacing="false" fo:text-indent="0cm" style:auto-text-indent="false" fo:background-color="#ffffff" style:vertical-align="baseline">
        <style:tab-stops>
          <style:tab-stop style:position="-0.67cm"/>
        </style:tab-stops>
      </style:paragraph-properties>
    </style:style>
    <style:style style:name="P37" style:family="paragraph" style:parent-style-name="Normal_20__28_Web_29_" style:list-style-name="L5">
      <loext:graphic-properties draw:fill="solid" draw:fill-color="#ffffff" draw:opacity="100%"/>
      <style:paragraph-properties fo:margin-left="1.94cm" fo:margin-right="0cm" fo:margin-top="0cm" fo:margin-bottom="0cm" loext:contextual-spacing="false" fo:text-indent="0cm" style:auto-text-indent="false" fo:background-color="#ffffff" style:vertical-align="baseline">
        <style:tab-stops>
          <style:tab-stop style:position="-0.67cm"/>
        </style:tab-stops>
      </style:paragraph-properties>
    </style:style>
    <style:style style:name="P38" style:family="paragraph" style:parent-style-name="Normal_20__28_Web_29_" style:list-style-name="L6">
      <loext:graphic-properties draw:fill="solid" draw:fill-color="#ffffff" draw:opacity="100%"/>
      <style:paragraph-properties fo:margin-left="1.94cm" fo:margin-right="0cm" fo:margin-top="0cm" fo:margin-bottom="0cm" loext:contextual-spacing="false" fo:text-indent="0cm" style:auto-text-indent="false" fo:background-color="#ffffff" style:vertical-align="baseline">
        <style:tab-stops>
          <style:tab-stop style:position="-0.67cm"/>
        </style:tab-stops>
      </style:paragraph-properties>
    </style:style>
    <style:style style:name="P39" style:family="paragraph" style:parent-style-name="Normal_20__28_Web_29_" style:list-style-name="L7">
      <loext:graphic-properties draw:fill="solid" draw:fill-color="#ffffff" draw:opacity="100%"/>
      <style:paragraph-properties fo:margin-left="1.94cm" fo:margin-right="0cm" fo:margin-top="0cm" fo:margin-bottom="0.282cm" loext:contextual-spacing="false" fo:text-indent="0cm" style:auto-text-indent="false" fo:background-color="#ffffff" style:vertical-align="baseline">
        <style:tab-stops>
          <style:tab-stop style:position="-0.67cm"/>
        </style:tab-stops>
      </style:paragraph-properties>
    </style:style>
    <style:style style:name="P40" style:family="paragraph" style:parent-style-name="Heading_20_3">
      <style:text-properties officeooo:paragraph-rsid="0025212a"/>
    </style:style>
    <style:style style:name="P41" style:family="paragraph" style:parent-style-name="Paragraphe_20_de_20_liste" style:list-style-name="L8">
      <style:text-properties officeooo:paragraph-rsid="0025212a"/>
    </style:style>
    <style:style style:name="P42" style:family="paragraph" style:parent-style-name="Paragraphe_20_de_20_liste" style:list-style-name="L8">
      <style:paragraph-properties fo:margin-left="0cm" fo:margin-right="0cm" fo:line-height="107%" fo:hyphenation-ladder-count="no-limit" fo:text-indent="0.762cm" style:auto-text-indent="false" style:vertical-align="auto"/>
      <style:text-properties officeooo:paragraph-rsid="0025212a" fo:hyphenate="false"/>
    </style:style>
    <style:style style:name="P43" style:family="paragraph" style:parent-style-name="Heading_20_2">
      <style:text-properties officeooo:paragraph-rsid="0025212a"/>
    </style:style>
    <style:style style:name="T1" style:family="text">
      <style:text-properties fo:color="#6c6c6c" style:font-name="Arial" fo:font-size="11pt" fo:font-weight="bold" style:font-size-asian="11pt" style:font-weight-asian="bold" style:font-name-complex="Arial" style:font-size-complex="11pt" style:font-weight-complex="bold"/>
    </style:style>
    <style:style style:name="T2" style:family="text">
      <style:text-properties fo:color="#6c6c6c" style:font-name="Arial" fo:font-size="10.5pt" fo:font-weight="bold" fo:background-color="#ffffff" loext:char-shading-value="0" style:font-size-asian="10.5pt" style:font-weight-asian="bold" style:font-name-complex="Arial" style:font-size-complex="10.5pt" style:font-weight-complex="bold"/>
    </style:style>
    <style:style style:name="T3" style:family="text">
      <style:text-properties fo:color="#0072b5" style:font-name="Arial" fo:font-size="10.5pt" fo:font-weight="bold" fo:background-color="#ffffff" loext:char-shading-value="0" style:font-size-asian="10.5pt" style:font-weight-asian="bold" style:font-name-complex="Arial" style:font-size-complex="10.5pt" style:font-weight-complex="bold"/>
    </style:style>
    <style:style style:name="T4" style:family="text">
      <style:text-properties fo:background-color="#ffffff" loext:char-shading-value="0"/>
    </style:style>
    <style:style style:name="T5" style:family="text">
      <style:text-properties officeooo:rsid="0018555c" fo:background-color="#ffffff" loext:char-shading-value="0"/>
    </style:style>
    <style:style style:name="T6" style:family="text">
      <style:text-properties officeooo:rsid="002002d1" fo:background-color="#ffffff" loext:char-shading-value="0"/>
    </style:style>
    <style:style style:name="T7" style:family="text">
      <style:text-properties officeooo:rsid="0023294f" fo:background-color="#ffffff" loext:char-shading-value="0"/>
    </style:style>
    <style:style style:name="T8" style:family="text">
      <style:text-properties officeooo:rsid="0024e43c" fo:background-color="#ffffff" loext:char-shading-value="0"/>
    </style:style>
    <style:style style:name="T9" style:family="text">
      <style:text-properties officeooo:rsid="0025212a" fo:background-color="#ffffff" loext:char-shading-value="0"/>
    </style:style>
    <style:style style:name="T10" style:family="text">
      <style:text-properties officeooo:rsid="002b9707" fo:background-color="#ffffff" loext:char-shading-value="0"/>
    </style:style>
    <style:style style:name="T11" style:family="text">
      <style:text-properties officeooo:rsid="0008b1cf"/>
    </style:style>
    <style:style style:name="T12" style:family="text">
      <style:text-properties officeooo:rsid="000e04ca"/>
    </style:style>
    <style:style style:name="T13" style:family="text">
      <style:text-properties officeooo:rsid="00138aaf"/>
    </style:style>
    <style:style style:name="T14" style:family="text">
      <style:text-properties fo:color="#59c5c7" fo:font-size="14pt" fo:background-color="#ffffff" loext:char-shading-value="0" style:font-size-asian="14pt" style:font-size-complex="14pt"/>
    </style:style>
    <style:style style:name="T15" style:family="text">
      <style:text-properties fo:color="#59c5c7" fo:font-size="14pt" officeooo:rsid="0018555c" fo:background-color="#ffffff" loext:char-shading-value="0" style:font-size-asian="14pt" style:font-size-complex="14pt"/>
    </style:style>
    <style:style style:name="T16" style:family="text">
      <style:text-properties fo:color="#59c5c7" fo:font-size="14pt" officeooo:rsid="002e5fd9" fo:background-color="#ffffff" loext:char-shading-value="0" style:font-size-asian="14pt" style:font-size-complex="14pt"/>
    </style:style>
    <style:style style:name="T17" style:family="text">
      <style:text-properties fo:color="#59c5c7" fo:font-size="18pt" fo:background-color="#ffffff" loext:char-shading-value="0" style:font-size-asian="18pt" style:font-size-complex="18pt"/>
    </style:style>
    <style:style style:name="T18" style:family="text">
      <style:text-properties fo:color="#59c5c7" fo:font-size="18pt" officeooo:rsid="0018555c" fo:background-color="#ffffff" loext:char-shading-value="0" style:font-size-asian="18pt" style:font-size-complex="18pt"/>
    </style:style>
    <style:style style:name="T19" style:family="text">
      <style:text-properties fo:color="#59c5c7" fo:font-size="18pt" officeooo:rsid="002b9707" fo:background-color="#ffffff" loext:char-shading-value="0" style:font-size-asian="18pt" style:font-size-complex="18pt"/>
    </style:style>
    <style:style style:name="T20" style:family="text">
      <style:text-properties fo:color="#59c5c7" fo:font-size="18pt" officeooo:rsid="002e5fd9" fo:background-color="#ffffff" loext:char-shading-value="0" style:font-size-asian="18pt" style:font-size-complex="18pt"/>
    </style:style>
    <style:style style:name="T21" style:family="text">
      <style:text-properties officeooo:rsid="0025212a"/>
    </style:style>
    <style:style style:name="T22" style:family="text">
      <style:text-properties officeooo:rsid="0025df2b"/>
    </style:style>
    <style:style style:name="T23" style:family="text">
      <style:text-properties officeooo:rsid="0028755c"/>
    </style:style>
    <style:style style:name="T24" style:family="text">
      <style:text-properties fo:font-style="italic" style:font-style-asian="italic" style:font-style-complex="italic"/>
    </style:style>
    <style:style style:name="T25" style:family="text">
      <style:text-properties fo:font-style="italic" officeooo:rsid="0028e446"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b9707" style:font-style-asian="normal" style:font-style-complex="normal"/>
    </style:style>
    <style:style style:name="T28" style:family="text">
      <style:text-properties fo:font-style="normal" officeooo:rsid="0028e446" style:font-style-asian="normal" style:font-style-complex="normal"/>
    </style:style>
    <style:style style:name="T29" style:family="text">
      <style:text-properties officeooo:rsid="002b9707"/>
    </style:style>
    <style:style style:name="T30" style:family="text">
      <style:text-properties officeooo:rsid="002d3326"/>
    </style:style>
    <style:style style:name="T31" style:family="text">
      <style:text-properties officeooo:rsid="002e5fd9"/>
    </style:style>
    <style:style style:name="T32" style:family="text">
      <style:text-properties officeooo:rsid="002e983b"/>
    </style:style>
    <style:style style:name="T33" style:family="text">
      <style:text-properties officeooo:rsid="002f5404"/>
    </style:style>
    <style:style style:name="T34" style:family="text">
      <style:text-properties officeooo:rsid="0008a6e8"/>
    </style:style>
    <style:style style:name="T35" style:family="text">
      <style:text-properties officeooo:rsid="00084ed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3cm" fo:text-indent="-0.635cm" fo:margin-left="7.743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22017578" text:style-name="L1">
        <text:list-item>
          <text:p text:style-name="P32">Présentation <text:span text:style-name="T29">du projet chef d’oeuvre</text:span></text:p>
          <text:p text:style-name="P21">Je vous présente le projet qui sert de support à l’obtention du titre de développeur web et web mobile. <text:span text:style-name="T23">En ce qui me concerne sur le plan professionnel je suis postier depuis treize ans. J’ai d</text:span> ‘<text:span text:style-name="T23">abord été facteur 10 ans, puis pilote de production dans un centre de tri pendant trois ans et depuis octobre dernier je suis une formation pour devenir développeur informaticien. Pour cette présentation, je vous propose le plan suivant :</text:span></text:p>
        </text:list-item>
      </text:list>
      <text:list xml:id="list1452772052" text:style-name="L2">
        <text:list-item>
          <text:p text:style-name="P23"><text:span text:style-name="T32">Le</text:span> Groupe La Poste</text:p>
        </text:list-item>
        <text:list-item>
          <text:p text:style-name="P23">Le contexte du <text:span text:style-name="T29">stage professionnel</text:span></text:p>
        </text:list-item>
        <text:list-item>
          <text:p text:style-name="P24">La présentation d<text:span text:style-name="T31">e la thématique du projet</text:span></text:p>
        </text:list-item>
        <text:list-item>
          <text:p text:style-name="P23">La conception et le codage des composants <text:span text:style-name="T24">front-end</text:span><text:span text:style-name="T26"> et </text:span><text:span text:style-name="T24">back-end</text:span></text:p>
        </text:list-item>
        <text:list-item>
          <text:p text:style-name="P25"><text:span text:style-name="T32">p</text:span>résentation d’un<text:span text:style-name="T32">e</text:span> recherche effectuée à partir d’un site anglophone.</text:p>
        </text:list-item>
        <text:list-item>
          <text:p text:style-name="P25"><text:span text:style-name="T32">p</text:span>résentation d’un jeu d’essai </text:p>
        </text:list-item>
        <text:list-item>
          <text:p text:style-name="P27">Les modalités <text:span text:style-name="T31">d’usage</text:span> de l’application</text:p>
        </text:list-item>
        <text:list-item>
          <text:p text:style-name="P25">Une démonstration de l’interface de l’application.</text:p>
        </text:list-item>
      </text:list>
      <text:p text:style-name="P19"/>
      <text:list xml:id="list90239584999187" text:continue-list="list1522017578" text:style-name="L1">
        <text:list-header>
          <text:p text:style-name="P33"><text:span text:style-name="Police_20_par_20_défaut"><text:span text:style-name="T20">1</text:span></text:span><text:span text:style-name="Police_20_par_20_défaut"><text:span text:style-name="T18">. </text:span></text:span><text:span text:style-name="Police_20_par_20_défaut"><text:span text:style-name="T17">Le </text:span></text:span><text:span text:style-name="Police_20_par_20_défaut"><text:span text:style-name="T19">Groupe La Poste</text:span></text:span></text:p>
        </text:list-header>
      </text:list>
      <text:p text:style-name="P1"><text:span text:style-name="Police_20_par_20_défaut"><text:span text:style-name="T1">Le Groupe La Poste est un groupe multi-activités dont le modèle repose sur cinq branches d’activités :</text:span></text:span></text:p>
      <text:list xml:id="list3700150078" text:style-name="L3">
        <text:list-item>
          <text:p text:style-name="P35"><text:span text:style-name="Police_20_par_20_défaut"><text:span text:style-name="T3">La branche Services-Courrier-Colis</text:span></text:span><text:span text:style-name="Police_20_par_20_défaut"><text:span text:style-name="T2"> concentre trois activités : </text:span></text:span></text:p>
        </text:list-item>
      </text:list>
      <text:p text:style-name="P2"><text:span text:style-name="Police_20_par_20_défaut"><text:span text:style-name="T2">Le courrier, le colis et les services à domicile.</text:span></text:span></text:p>
      <text:list xml:id="list874450446" text:style-name="L4">
        <text:list-item>
          <text:p text:style-name="P36"><text:span text:style-name="Police_20_par_20_défaut"><text:span text:style-name="T3">La Banque Postale</text:span></text:span><text:span text:style-name="Police_20_par_20_défaut"><text:span text:style-name="T2">, une banque pour particuliers et professionnels.</text:span></text:span></text:p>
        </text:list-item>
      </text:list>
      <text:list xml:id="list1874510188" text:style-name="L5">
        <text:list-item>
          <text:p text:style-name="P37"><text:span text:style-name="Police_20_par_20_défaut"><text:span text:style-name="T3">GeoPost</text:span></text:span><text:span text:style-name="Police_20_par_20_défaut"><text:span text:style-name="T2">, spécialisé dans le colis-express routier en Europe.</text:span></text:span></text:p>
        </text:list-item>
      </text:list>
      <text:list xml:id="list4228357140" text:style-name="L6">
        <text:list-item>
          <text:p text:style-name="P38"><text:span text:style-name="Police_20_par_20_défaut"><text:span text:style-name="T2">Le </text:span></text:span><text:span text:style-name="Police_20_par_20_défaut"><text:span text:style-name="T3">Réseau La Poste</text:span></text:span><text:span text:style-name="Police_20_par_20_défaut"><text:span text:style-name="T2"> commercialise les offres et services du Groupe.</text:span></text:span></text:p>
        </text:list-item>
      </text:list>
      <text:list xml:id="list1072045461" text:style-name="L7">
        <text:list-item>
          <text:p text:style-name="P39"><text:span text:style-name="Police_20_par_20_défaut"><text:span text:style-name="T2">La branche </text:span></text:span><text:span text:style-name="Police_20_par_20_défaut"><text:span text:style-name="T3">Numérique</text:span></text:span><text:span text:style-name="Police_20_par_20_défaut"><text:span text:style-name="T2"> qui a pour mission le développement des activités numériques du Groupe.</text:span></text:span></text:p>
        </text:list-item>
      </text:list>
      <text:p text:style-name="P3"><text:span text:style-name="Police_20_par_20_défaut"><text:span text:style-name="T2">Il est à noter que le rapprochement prévu en 2020 de La Poste avec le Groupe CNP devrait déboucher sur un grand pôle financier et faire de la Banque Postale une bancassurance. </text:span></text:span></text:p>
      <text:list xml:id="list142734160615604" text:style-name="L1">
        <text:list-header>
          <text:p text:style-name="P31"><text:span text:style-name="Police_20_par_20_défaut"><text:span text:style-name="T10">2</text:span></text:span><text:span text:style-name="Police_20_par_20_défaut"><text:span text:style-name="T5">. </text:span></text:span><text:span text:style-name="Police_20_par_20_défaut"><text:span text:style-name="T4">Le contexte d</text:span></text:span><text:span text:style-name="Police_20_par_20_défaut"><text:span text:style-name="T10">u</text:span></text:span><text:span text:style-name="Police_20_par_20_défaut"><text:span text:style-name="T4"> stage professionnel</text:span></text:span></text:p>
        </text:list-header>
      </text:list>
      <text:p text:style-name="P6">Avec la transformation digitale des entreprises, il existe un besoin de compétences en termes de conception et de développement d’applications informatiques. Dans le cas précis du Groupe, la transformation numérique de ses activités nécessite de disposer d’équipes de développeurs. <text:span text:style-name="T11">Aussi </text:span>La Poste a mis en place un <text:span text:style-name="T11">dispositif permettant à ses collaborateurs d’être promus au poste de développeur informaticien <text:s/>à l’issue d’une formation diplômante.</text:span></text:p>
      <text:p text:style-name="P7">Cette formation <text:span text:style-name="T13">se déroule</text:span> de la façon suivante : <text:span text:style-name="T12">La moitié de la formation est consacrée aux</text:span> cours, <text:span text:style-name="T12">dont l’enseignement est assuré par <text:s/>Simplon.</text:span> <text:span text:style-name="T12">L’autre moitié</text:span> <text:span text:style-name="T12">a pour cadre le stage en entreprise au sein d’une des DSI du Groupe, lieu de la nouvelle affectation du collaborateur. En ce qui me concerne, mon entité d’affectation est la DSI colissimo. Son organisation est structurée autour de plusieurs pôles dont un qui est dédié aux développements d’un référentiel de données (ftref). </text:span></text:p>
      <text:p text:style-name="P8"><text:soft-page-break/>Comme les besoins de développement de ftref sont axés sur le back et qu’en parallèle les règles de sécurité en matière d’accès aux applications sont restrictives, j’ai préféré opter pour un projet personnel plus en phase avec les technologies enseignées et donc plus facile pour à concevoir et à mettre en oeuvre.</text:p>
      <text:list xml:id="list90237910982083" text:continue-numbering="true" text:style-name="L1">
        <text:list-header>
          <text:p text:style-name="P34"><text:span text:style-name="Police_20_par_20_défaut"><text:span text:style-name="T16">3</text:span></text:span><text:span text:style-name="Police_20_par_20_défaut"><text:span text:style-name="T15">. </text:span></text:span><text:span text:style-name="Police_20_par_20_défaut"><text:span text:style-name="T14">Présentation d</text:span></text:span><text:span text:style-name="Police_20_par_20_défaut"><text:span text:style-name="T16">e</text:span></text:span><text:span text:style-name="Police_20_par_20_défaut"><text:span text:style-name="T14"> </text:span></text:span><text:span text:style-name="Police_20_par_20_défaut"><text:span text:style-name="T16">la thématique du projet</text:span></text:span></text:p>
        </text:list-header>
      </text:list>
      <text:p text:style-name="P11"><text:span text:style-name="Police_20_par_20_défaut"><text:span text:style-name="T6">Mon projet a pour thème un centre de fitness. L’application </text:span></text:span><text:span text:style-name="Police_20_par_20_défaut"><text:span text:style-name="T7">s’adresse à deux </text:span></text:span><text:span text:style-name="Police_20_par_20_défaut"><text:span text:style-name="T8">profils</text:span></text:span><text:span text:style-name="Police_20_par_20_défaut"><text:span text:style-name="T7"> d’utilisateurs : les clients et le staff.</text:span></text:span><text:span text:style-name="Police_20_par_20_défaut"><text:span text:style-name="T6"> </text:span></text:span><text:span text:style-name="Police_20_par_20_défaut"><text:span text:style-name="T9">Ces deux axes constituent la trame des fonctionnalités du cahier des charges :</text:span></text:span></text:p>
      <text:h text:style-name="P40" text:outline-level="3"><text:bookmark-start text:name="_Toc8551665"/>3.1 L’axe clientèle<text:bookmark-end text:name="_Toc8551665"/></text:h>
      <text:p text:style-name="P17">Après s’être inscrit sur le site, un client pourra</text:p>
      <text:list xml:id="list2716636989" text:style-name="L8">
        <text:list-item>
          <text:p text:style-name="P41">Constituer une ou plusieurs séances en sélectionnant pour chacune d’entre elles un ou plusieurs équipements.</text:p>
        </text:list-item>
        <text:list-item>
          <text:p text:style-name="P41">Visualiser sous forme de feuille de route le contenu de chaque séance réservée.</text:p>
        </text:list-item>
        <text:list-item>
          <text:p text:style-name="P41">Souscrire à un abonnement afin de bénéficier des séances à moitié prix.</text:p>
        </text:list-item>
        <text:list-item>
          <text:p text:style-name="P41">Visualiser le catalogue de la boutique en ligne et acheter des produits. </text:p>
        </text:list-item>
        <text:list-item>
          <text:p text:style-name="P41">Accéder à l’historique des commandes.</text:p>
        </text:list-item>
      </text:list>
      <text:h text:style-name="P40" text:outline-level="3"><text:bookmark-start text:name="_Toc8551666"/>3.2 L’axe gérance<text:bookmark-end text:name="_Toc8551666"/></text:h>
      <text:p text:style-name="P16">Le staff <text:span text:style-name="T21">disposera </text:span>des fonctionnalités suivantes :</text:p>
      <text:list xml:id="list90238381368915" text:continue-numbering="true" text:style-name="L8">
        <text:list-item>
          <text:p text:style-name="P41">La gestion des infrastructures du site (ajout et paramétrage des équipements).</text:p>
        </text:list-item>
        <text:list-item>
          <text:p text:style-name="P41">La gestion des offres (création de formules d’abonnements et mise en ligne d’un catalogue)</text:p>
        </text:list-item>
        <text:list-item>
          <text:p text:style-name="P41"><text:span text:style-name="T22">Une vue</text:span> des revenus et dépenses <text:span text:style-name="T22">de</text:span> chaque équipement.</text:p>
        </text:list-item>
        <text:list-item>
          <text:p text:style-name="P41"><text:span text:style-name="T22">Une</text:span> synthèse glissante de l’évolution du taux de réservation.</text:p>
        </text:list-item>
        <text:list-item>
          <text:p text:style-name="P41">La gestion des comptes utilisateurs du staff.</text:p>
        </text:list-item>
        <text:list-item>
          <text:p text:style-name="P41">La gestion de <text:span text:style-name="T22">la </text:span>diffusion <text:span text:style-name="T22">d’annonces à caractère événementiel.</text:span></text:p>
        </text:list-item>
      </text:list>
      <text:list xml:id="list90238566798789" text:continue-list="list1452772052" text:style-name="L2">
        <text:list-header>
          <text:p text:style-name="P22"/>
        </text:list-header>
      </text:list>
      <text:p text:style-name="P15"><text:span text:style-name="T33">4. Conception et le codage des composants </text:span><text:span text:style-name="T25">front-end</text:span><text:span text:style-name="T28"> et </text:span><text:span text:style-name="T25">back-end</text:span></text:p>
      <text:p text:style-name="P20">4.1 La conception du projet</text:p>
      <text:p text:style-name="P20">Pour concevoir mon projet, j’ai utilisé l’architecture MVC</text:p>
      <text:p text:style-name="P29">L’architecture MVC a pour principe la séparation des composants d’une application :</text:p>
      <text:p text:style-name="P29"/>
      <text:p text:style-name="P29">-Model (modèle), il s’agit des entités modélisées qui gère les données manipulées par l’application.</text:p>
      <text:p text:style-name="P29"><text:soft-page-break/>View (vue) : il s’agit des interfaces graphiques destinés à afficher les informations à l’utilisateur.</text:p>
      <text:p text:style-name="P29">Controller (contrôleur) : Ce type de composant <text:span text:style-name="T35">r</text:span>eçoit les événements en provenance d<text:span text:style-name="T35">e</text:span> l’utilisateur <text:span text:style-name="T35">via les vues</text:span>, <text:span text:style-name="T35">les traduit en requêtes pour le modèle et retourne le résultat à la vue associée/</text:span></text:p>
      <text:p text:style-name="P30"/>
      <text:p text:style-name="P28">Une approche MVC permet de mettre à jour automatiquement toutes les vues présentant les mêmes données et réciproquement. <text:span text:style-name="T34">En outre ce</text:span> découplage du modèle, de la vue et du controleur permet d’écrire plus facilement des tests unitaires pour la logique métier, <text:span text:style-name="T34">mais également de procurer plus de latitude pour faire évoluer l’application</text:span></text:p>
      <text:p text:style-name="P18">5. <text:span text:style-name="T26">P</text:span><text:span text:style-name="T27">résentation d’un</text:span><text:span text:style-name="T26">e</text:span><text:span text:style-name="T27"> recherche effectuée à partir d’un site anglophone.</text:span></text:p>
      <text:p text:style-name="P14"/>
      <text:p text:style-name="P14">6. P<text:span text:style-name="T27">résentation d’un jeu d’essai.</text:span></text:p>
      <text:p text:style-name="P26"/>
      <text:h text:style-name="P43" text:outline-level="2"><text:span text:style-name="T32">7</text:span><text:bookmark-start text:name="_Toc8551667"/> <text:span text:style-name="T30">Les modalités d’usage</text:span> de l’application<text:bookmark-end text:name="_Toc8551667"/></text:h>
      <text:p text:style-name="P13"/>
      <text:p text:style-name="P13">Le périmètre contextuel de l’application nous permet d’en fixer ses modalités d’usage :</text:p>
      <text:list xml:id="list90239358081737" text:continue-list="list90238381368915" text:style-name="L8">
        <text:list-item>
          <text:p text:style-name="P41">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41">Chaque équipement est affecté à une catégorie et est localisée dans une salle. On appelle catégorie, une famille d’équipement.</text:p>
        </text:list-item>
        <text:list-item>
          <text:p text:style-name="P41">Une séance est constituée d’au moins une réservation d’un équipement (donc 10’) et au plus d’un ensemble de réservations limitées à une même journée. Un client peut se créer plusieurs séances dans une journée.</text:p>
        </text:list-item>
        <text:list-item>
          <text:p text:style-name="P41">Le staff saisit l’ensemble des offres (types d’abonnements et articles du catalogue) qui seront proposées aux clients disposant d’un compte « Smart Fitness ».</text:p>
        </text:list-item>
        <text:list-item>
          <text:p text:style-name="P41">Chaque client devra donc créer un compte utilisateur pour pouvoir accéder aux différents services proposés par le site.</text:p>
        </text:list-item>
        <text:list-item>
          <text:p text:style-name="P42">L’abonnement permet aux clients de bénéficier de la réservation des équipements à moitié prix.</text:p>
        </text:list-item>
      </text:list>
      <text:p text:style-name="P12"><text:span text:style-name="Police_20_par_20_défaut"><text:span text:style-name="T9"/></text:span></text:p>
      <text:p text:style-name="P10"><text:span text:style-name="Police_20_par_20_défaut"><text:span text:style-name="T6"/></text:span></text:p>
      <text:p text:style-name="P9">8. Place à la démonstration !</text:p>
      <text:p text:style-name="P5"/>
      <text:p text:style-name="P4"/>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Police_20_par_20_défaut" style:display-name="Police par défaut" style:family="tex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PICARD Laurent</meta:initial-creator>
    <meta:creation-date>2019-05-21T12:25:00Z</meta:creation-date>
    <dc:date>2019-05-22T09:02:37.478713537</dc:date>
    <meta:editing-cycles>22</meta:editing-cycles>
    <meta:editing-duration>PT1H19M20S</meta:editing-duration>
    <meta:document-statistic meta:table-count="0" meta:image-count="0" meta:object-count="0" meta:page-count="4" meta:paragraph-count="60" meta:word-count="1012" meta:character-count="6273" meta:non-whitespace-character-count="5345"/>
    <meta:template xlink:type="simple" xlink:actuate="onRequest" xlink:title="" xlink:href="../Présentation%20du%20Groupe%20La%20Poste.odt/Normal.dotm"/>
  </office:meta>
</office:document-meta>
</file>